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6aac" officeooo:paragraph-rsid="001f6a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s://wiket.esteveterradas.cat/index.php?title=Usuari:Marc98_sjd&amp;action=subm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7:59:24.018515415</meta:creation-date>
    <dc:date>2017-10-04T17:59:39.395194926</dc:date>
    <meta:editing-duration>PT17S</meta:editing-duration>
    <meta:editing-cycles>1</meta:editing-cycles>
    <meta:document-statistic meta:table-count="0" meta:image-count="0" meta:object-count="0" meta:page-count="1" meta:paragraph-count="1" meta:word-count="1" meta:character-count="80" meta:non-whitespace-character-count="80"/>
    <meta:generator>LibreOffice/5.1.6.2$Linux_X86_64 LibreOffice_project/10m0$Build-2</meta:generator>
  </office:meta>
</office:document-meta>
</file>